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FreeSerif" svg:font-family="Free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Rubrik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Individual reflection</text:h>
      <text:h text:style-name="Rubrik2" text:outline-level="2"/>
      <text:h text:style-name="Rubrik2" text:outline-level="2"/>
      <text:h text:style-name="Rubrik2" text:outline-level="2">Sandra Landin</text:h>
      <text:h text:style-name="Rubrik3" text:outline-level="3">Sprint 1</text:h>
      <text:p text:style-name="Standard"/>
      <text:p text:style-name="Standard">After the meeting with the restaurant owner [client], the group got together to start planning the project. We started going over the requirements and made sketches for how we could fix<text:s/>them. Everyone participated in the planning and we all got along well.</text:p>
      <text:h text:style-name="Rubrik3" text:outline-level="3">Sprint 2</text:h>
      <text:p text:style-name="Standard"/>
      <text:p text:style-name="Standard"/>
      <text:p text:style-name="Standard">After the meeting with the client, we divided the group into subgroups for different parts of the project, android, backend and web. Everyone could choose which subgroup they<text:s/>wanted to join based on their own interests.<text:s/></text:p>
      <text:p text:style-name="Standard">I chose “backend” along with four others and we immediately started planning the next step. One of the team members made a scrum-board to use as a project- and time plan.</text:p>
      <text:p text:style-name="Standard">From what we had come up with in the precious meetings, we started drawing ER diagram for the database. I participated in making the diagrams, the relational database and the functional dependencies. <text:s/></text:p>
      <text:p text:style-name="Standard"/>
      <text:h text:style-name="Rubrik3" text:outline-level="3">Sprint 3</text:h>
      <text:h text:style-name="Rubrik3" text:outline-level="3"/>
      <text:p text:style-name="Standard">In this sprint I have participated in setting up the database<text:s/>with its tables according to the ER diagram we draw earlier. I<text:s/>have<text:s/>also<text:s/>updated the<text:s/>diagram, the relational database and the functional dependencies according to how the other sub groups (android, web) want to use the database.<text:s/></text:p>
      <text:p text:style-name="Standard">The Java DB<text:s/>is running on an old laptop that one of the group members have lent so that everyone can access it at any time<text:s/>(within the university network).<text:s/></text:p>
      <text:p text:style-name="Standard">There were a few requests for change from the other sub groups regarding return statements, so I participated in updating the FacadeREST-files in Netbeans to fix that.<text:s/>There were also some changes made in the tables that also needed updates for the API that I participated in.<text:s/></text:p>
      <text:h text:style-name="Rubrik3" text:outline-level="3">Sprint 4</text:h>
      <text:p text:style-name="Standard">The database is up<text:s/>and running and I continue to make updates when asked to from the other sub groups. I also help the website sub group with designing issues.<text:s/></text:p>
      <text:p text:style-name="Standard">In this sprint I<text:s/>have participated in<text:s/>writing<text:s/>the report<text:s/>- the<text:s/>method and<text:s/>construction part for backend.<text:s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FreeSerif" svg:font-family="Free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Rubrik1" style:display-name="Rubri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Rubrik2" style:display-name="Rubrik 2" style:family="paragraph" style:parent-style-name="Heading" style:next-style-name="Textbody" style:default-outline-level="2">
      <style:paragraph-properties fo:margin-top="0.1388in"/>
      <style:text-properties style:font-name="FreeSans" fo:font-weight="bold" style:font-weight-asian="bold" style:font-weight-complex="bold" fo:hyphenate="false"/>
    </style:style>
    <style:style style:name="Rubrik3" style:display-name="Rubrik 3" style:family="paragraph" style:parent-style-name="Heading" style:next-style-name="Textbody" style:default-outline-level="3">
      <style:paragraph-properties fo:margin-top="0.0972in"/>
      <style:text-properties style:font-name="FreeSans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style:font-name="FreeSerif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Underrubrik" style:display-name="Underrubrik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Rubrik3Char" style:display-name="Rubrik 3 Char" style:family="text" style:parent-style-name="Standardstycketeckensnitt">
      <style:text-properties style:font-name="FreeSans" style:font-name-asian="Microsoft YaHei"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dra</meta:initial-creator>
    <dc:creator>Sandra Landin</dc:creator>
    <meta:creation-date>2020-03-04T11:11:00Z</meta:creation-date>
    <dc:date>2020-03-24T09:14:00Z</dc:date>
    <meta:template xlink:href="Normal.dotm" xlink:type="simple"/>
    <meta:editing-cycles>9</meta:editing-cycles>
    <meta:editing-duration>PT1440S</meta:editing-duration>
    <meta:document-statistic meta:page-count="1" meta:paragraph-count="3" meta:word-count="287" meta:character-count="1923" meta:row-count="13" meta:non-whitespace-character-count="1639"/>
  </office:meta>
</office:document-meta>
</file>